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p0l9sdok" svg:font-family="p0l9sd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8.09mm"/>
    </style:style>
    <style:style style:name="co3" style:family="table-column">
      <style:table-column-properties fo:break-before="auto" style:column-width="164.38mm"/>
    </style:style>
    <style:style style:name="co4" style:family="table-column">
      <style:table-column-properties fo:break-before="auto" style:column-width="138.66mm"/>
    </style:style>
    <style:style style:name="co5" style:family="table-column">
      <style:table-column-properties fo:break-before="auto" style:column-width="40.18mm"/>
    </style:style>
    <style:style style:name="co6" style:family="table-column">
      <style:table-column-properties fo:break-before="auto" style:column-width="109.33mm"/>
    </style:style>
    <style:style style:name="co7" style:family="table-column">
      <style:table-column-properties fo:break-before="auto" style:column-width="155.8mm"/>
    </style:style>
    <style:style style:name="co8" style:family="table-column">
      <style:table-column-properties fo:break-before="auto" style:column-width="28.24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7.99mm" fo:break-before="auto" style:use-optimal-row-height="false"/>
    </style:style>
    <style:style style:name="ro4" style:family="table-row">
      <style:table-row-properties style:row-height="24.64mm" fo:break-before="auto" style:use-optimal-row-height="false"/>
    </style:style>
    <style:style style:name="ro5" style:family="table-row">
      <style:table-row-properties style:row-height="13.16mm" fo:break-before="auto" style:use-optimal-row-height="false"/>
    </style:style>
    <style:style style:name="ro6" style:family="table-row">
      <style:table-row-properties style:row-height="20mm" fo:break-before="auto" style:use-optimal-row-height="false"/>
    </style:style>
    <style:style style:name="ro7" style:family="table-row">
      <style:table-row-properties style:row-height="24.52mm" fo:break-before="auto" style:use-optimal-row-height="false"/>
    </style:style>
    <style:style style:name="ro8" style:family="table-row">
      <style:table-row-properties style:row-height="20.81mm" fo:break-before="auto" style:use-optimal-row-height="false"/>
    </style:style>
    <style:style style:name="ro9" style:family="table-row">
      <style:table-row-properties style:row-height="27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Cambria" fo:font-size="10pt" fo:language="none" fo:country="none" fo:font-weight="bold" style:font-name-asian="Times New Roman" style:font-size-asian="10pt" style:language-asian="none" style:country-asian="none" style:font-weight-asian="normal" style:font-size-complex="10pt" style:language-complex="en" style:country-complex="US" style:font-weight-complex="normal"/>
    </style:style>
    <style:style style:name="ce2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Cambri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font-name="Cambri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style:font-size-asian="10pt" style:font-size-complex="10pt"/>
    </style:style>
    <style:style style:name="ce5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font-name="Cambria" fo:font-size="12pt" fo:language="none" fo:country="none" fo:font-weight="bold" style:font-name-asian="Mangal" style:font-size-asian="12pt" style:language-asian="none" style:country-asian="none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font-name="Cambria" fo:font-size="10pt" style:font-size-asian="10pt" style:font-size-complex="10pt"/>
    </style:style>
    <style:style style:name="ce7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Times New Roman" style:font-size-asian="12pt" style:language-asian="none" style:country-asian="none" style:font-name-complex="Tahoma" style:font-size-complex="6.80000019073486pt" style:language-complex="none" style:country-complex="none"/>
    </style:style>
    <style:style style:name="ce8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font-name="Cambria" fo:font-size="10pt" fo:language="fr" fo:country="LU" style:font-name-asian="Mangal" style:font-size-asian="10pt" style:language-asian="hi" style:country-asian="IN" style:font-name-complex="Tahoma" style:font-size-complex="10pt" style:language-complex="en" style:country-complex="US"/>
    </style:style>
    <style:style style:name="ce9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font-name="Cambria" fo:font-size="12pt" fo:language="none" fo:country="none" style:font-name-asian="Mangal" style:font-size-asian="12pt" style:language-asian="none" style:country-asian="none" style:font-name-complex="Tahoma" style:font-size-complex="12pt" style:language-complex="en" style:country-complex="US"/>
    </style:style>
    <style:style style:name="ce10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p0l9sdok" fo:font-size="12pt"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language-complex="none" style:country-complex="none" style:font-name-asian="Times New Roman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text-underline-style="none" style:text-underline-color="font-color" fo:font-style="normal" style:letter-kerning="true" fo:language="none" fo:country="none" style:language-asian="none" style:country-asian="none" style:font-name-asian="Mangal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letter-kerning="true" fo:language="none" fo:country="none" style:language-asian="none" style:country-asian="none" style:language-complex="none" style:country-complex="none" style:font-name-asian="Times New Roman" style:font-name-complex="Tahoma" style:font-size-asian="12pt" style:font-size-complex="6.80000019073486pt" style:font-weight-asian="normal" style:font-weight-complex="normal" style:font-style-asian="normal" style:font-style-complex="normal"/>
    </style:style>
    <style:style style:name="T4" style:family="text">
      <style:text-properties fo:font-weight="normal" style:text-underline-style="none" style:text-underline-color="font-color" fo:font-style="normal" style:letter-kerning="true" fo:language="none" fo:country="none" style:language-asian="none" style:country-asian="none" style:font-name-asian="Mang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weight="normal" style:text-underline-style="none" style:text-underline-color="font-color" fo:font-style="normal" style:letter-kerning="true" fo:language="none" fo:country="none" style:language-asian="none" style:country-asian="none" style:font-size-asian="12pt" style:font-size-complex="12pt" style:font-weight-asian="normal" style:font-weight-complex="normal" style:font-style-asian="normal" style:font-style-complex="normal" fo:color="#ffffff" style:font-name="p0l9s" style:font-name-asian="Times New Roman"/>
    </style:style>
    <style:style style:name="T6" style:family="text">
      <style:text-properties fo:font-weight="normal" style:text-underline-style="none" style:text-underline-color="font-color" fo:font-style="normal" style:letter-kerning="true" fo:language="none" fo:country="none" style:language-asian="none" style:country-asian="none" style:font-size-asian="12pt" style:font-size-complex="12pt" style:font-weight-asian="normal" style:font-weight-complex="normal" style:font-style-asian="normal" style:font-style-complex="normal" style:font-name-asian="Mangal"/>
    </style:style>
    <style:style style:name="T7" style:family="text">
      <style:text-properties fo:font-weight="normal" style:text-underline-style="none" style:text-underline-color="font-color" fo:font-style="normal" style:letter-kerning="true" fo:language="none" fo:country="none" style:language-asian="none" style:country-asian="none" style:font-size-asian="12pt" style:font-size-complex="12pt" style:font-weight-asian="normal" style:font-weight-complex="normal" style:font-style-asian="normal" style:font-style-complex="normal" style:font-name-asian="Mangal" style:text-position="0% 100%"/>
    </style:style>
    <style:style style:name="T8" style:family="text">
      <style:text-properties fo:font-weight="normal" style:text-underline-style="none" style:text-underline-color="font-color" fo:font-style="normal" style:letter-kerning="true" fo:language="none" fo:country="none" style:language-asian="none" style:country-asian="none" style:font-size-asian="12pt" style:font-size-complex="12pt" style:font-weight-asian="normal" style:font-weight-complex="normal" style:font-style-asian="normal" style:font-style-complex="normal" style:font-name-asian="Mangal" style:text-position="-33% 58%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1" table:number-columns-repeated="1013" table:default-cell-style-name="ce4"/>
        <table:table-row table:style-name="ro1">
          <table:table-cell table:style-name="ce1" office:value-type="string" calcext:value-type="string">
            <text:p><text:span text:style-name="T1">∅</text:span></text:p>
          </table:table-cell>
          <table:table-cell table:number-columns-repeated="3" table:style-name="ce2" office:value-type="string" calcext:value-type="string">
            <text:p>₪&lt;</text:p>
          </table:table-cell>
          <table:table-cell table:number-columns-repeated="7"/>
          <table:table-cell table:style-name="ce11"/>
          <table:table-cell table:number-columns-repeated="1012"/>
        </table:table-row>
        <table:table-row table:style-name="ro2">
          <table:table-cell table:style-name="ce2" office:value-type="string" calcext:value-type="string">
            <text:p>₪&lt;</text:p>
          </table:table-cell>
          <table:table-cell table:style-name="ce2" office:value-type="string" calcext:value-type="string">
            <text:p>vu</text:p>
          </table:table-cell>
          <table:table-cell table:style-name="ce7" office:value-type="string" calcext:value-type="string">
            <text:p><text:span text:style-name="T3">:=</text:span></text:p>
          </table:table-cell>
          <table:table-cell table:style-name="ce7" office:value-type="string" calcext:value-type="string">
            <text:p><text:span text:style-name="T3">:=</text:span>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₪&lt;</text:p>
          </table:table-cell>
          <table:table-cell table:style-name="ce3" office:value-type="string" calcext:value-type="string">
            <text:p>rGgl(lopital)</text:p>
          </table:table-cell>
          <table:table-cell table:style-name="ce8" office:value-type="string" calcext:value-type="string">
            <text:p/>
            <draw:frame table:end-cell-address="Feuille1.C3" table:end-x="157.49mm" table:end-y="19.34mm" draw:z-index="0" draw:style-name="gr1" draw:text-style-name="P1" svg:width="151.44mm" svg:height="16mm" svg:x="6.05mm" svg:y="3.25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₪&lt;</text:p>
          </table:table-cell>
          <table:table-cell table:style-name="ce5" office:value-type="string" calcext:value-type="string">
            <text:p><text:span text:style-name="T2">teorGm de zakrwasmA fini jeneralize</text:span></text:p>
          </table:table-cell>
          <table:table-cell table:style-name="ce9" office:value-type="string" calcext:value-type="string">
            <text:p><text:span text:style-name="T4">∃c</text:span><text:span text:style-name="T5">∈</text:span><text:span text:style-name="T6">ℝ;</text:span><text:span text:style-name="T7">f</text:span><text:span text:style-name="T8">1</text:span><text:span text:style-name="T7">b</text:span><text:span text:style-name="T6">–</text:span><text:span text:style-name="T7">f</text:span><text:span text:style-name="T8">1</text:span><text:span text:style-name="T7">a;f</text:span><text:span text:style-name="T8">2</text:span><text:span text:style-name="T7">'c</text:span><text:span text:style-name="T6">–f</text:span><text:span text:style-name="T8">2</text:span><text:span text:style-name="T6">b–</text:span><text:span text:style-name="T7">f</text:span><text:span text:style-name="T8">2</text:span><text:span text:style-name="T7">f</text:span><text:span text:style-name="T8">1</text:span><text:span text:style-name="T6">'c=0</text:span>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₪&lt;</text:p>
          </table:table-cell>
          <table:table-cell table:style-name="ce6" office:value-type="string" calcext:value-type="string">
            <text:p>f:A→B :=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3" office:value-type="string" calcext:value-type="string">
            <text:p>₪&lt;</text:p>
          </table:table-cell>
          <table:table-cell table:style-name="ce6" office:value-type="string" calcext:value-type="string">
            <text:p>fMksyM stAdaR</text:p>
          </table:table-cell>
          <table:table-cell table:style-name="ce6" office:value-type="string" calcext:value-type="string">
            <text:p>fMksyM defini paR 1 ekritur aljebrik ¬kMdisyonGl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₪&lt;</text:p>
          </table:table-cell>
          <table:table-cell table:style-name="ce6" office:value-type="string" calcext:value-type="string">
            <text:p>seri</text:p>
          </table:table-cell>
          <table:table-cell table:style-name="ce6" office:value-type="string" calcext:value-type="string">
            <text:p>swit defini paR de sDm parsyGl</text:p>
          </table:table-cell>
          <table:table-cell table:number-columns-repeated="1021"/>
        </table:table-row>
        <table:table-row table:style-name="ro6">
          <table:table-cell table:style-name="ce3"/>
          <table:table-cell table:style-name="ce6">
            <draw:frame table:end-cell-address="Feuille1.B8" table:end-x="94.46mm" table:end-y="11.39mm" draw:z-index="1" draw:style-name="gr1" draw:text-style-name="P1" svg:width="82.94mm" svg:height="4.81mm" svg:x="11.52mm" svg:y="6.49m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6"/>
          <table:table-cell table:number-columns-repeated="1021"/>
        </table:table-row>
        <table:table-row table:style-name="ro7">
          <table:table-cell table:style-name="ce3" office:value-type="string" calcext:value-type="string">
            <text:p>₪&lt;</text:p>
          </table:table-cell>
          <table:table-cell/>
          <table:table-cell table:style-name="ce10" office:value-type="string" calcext:value-type="string">
            <text:p>limit epwNte</text:p>
          </table:table-cell>
          <table:table-cell table:style-name="ce6">
            <draw:frame table:end-cell-address="Feuille1.D9" table:end-x="111.84mm" table:end-y="17.28mm" draw:z-index="2" draw:style-name="gr1" draw:text-style-name="P1" svg:width="108.26mm" svg:height="14.59mm" svg:x="3.58mm" svg:y="2.6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₪&lt;</text:p>
          </table:table-cell>
          <table:table-cell/>
          <table:table-cell table:style-name="ce10" office:value-type="string" calcext:value-type="string">
            <text:p>limit ¬epwNte</text:p>
          </table:table-cell>
          <table:table-cell table:style-name="ce6">
            <draw:frame table:end-cell-address="Feuille1.D10" table:end-x="108.11mm" table:end-y="17.99mm" draw:z-index="3" draw:style-name="gr1" draw:text-style-name="P1" svg:width="105.29mm" svg:height="14.69mm" svg:x="2.82mm" svg:y="3.21m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9">
          <table:table-cell table:style-name="ce3" office:value-type="string" calcext:value-type="string">
            <text:p>₪&lt;</text:p>
          </table:table-cell>
          <table:table-cell/>
          <table:table-cell table:style-name="ce10" office:value-type="string" calcext:value-type="string">
            <text:p>limit im(f)</text:p>
          </table:table-cell>
          <table:table-cell table:style-name="ce6">
            <draw:frame table:end-cell-address="Feuille1.D11" table:end-x="91.24mm" table:end-y="20.31mm" draw:z-index="4" draw:style-name="gr1" draw:text-style-name="P1" svg:width="80.31mm" svg:height="13.75mm" svg:x="10.93mm" svg:y="6.56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₪&lt;</text:p>
          </table:table-cell>
          <table:table-cell table:number-columns-repeated="1023"/>
        </table:table-row>
        <table:table-row table:style-name="ro6">
          <table:table-cell table:style-name="ce3" office:value-type="string" calcext:value-type="string">
            <text:p>₪&lt;</text:p>
          </table:table-cell>
          <table:table-cell table:number-columns-repeated="1023"/>
        </table:table-row>
        <table:table-row table:style-name="ro6">
          <table:table-cell table:style-name="ce3" office:value-type="string" calcext:value-type="string">
            <text:p>₪&lt;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9"/>
          <table:table-cell office:value-type="string" calcext:value-type="string">
            <text:p><text:s text:c="14"/>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p0l9sdok" svg:font-family="p0l9sd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20:56:43.3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2.6.2$Windows_x86 LibreOffice_project/a3100ed2409ebf1c212f5048fbe377c281438fdc</meta:generator>
    <dc:date>2017-04-25T21:02:04.071000000</dc:date>
    <meta:editing-duration>P1DT7H2M46S</meta:editing-duration>
    <meta:editing-cycles>23</meta:editing-cycles>
    <meta:document-statistic meta:table-count="1" meta:cell-count="32" meta:object-count="5"/>
  </office:meta>
</office:document-meta>
</file>

<file path=Object 1/content.xml><?xml version="1.0" encoding="utf-8"?>
<math xmlns="http://www.w3.org/1998/Math/MathML" display="block">
  <semantics>
    <mtable>
      <mtr>
        <mtd>
          <mstyle color="white">
            <mrow>
              <msub>
                <mi>F</mi>
                <mn>1</mn>
              </msub>
              <mi>,</mi>
              <mrow>
                <msub>
                  <mi>F</mi>
                  <mn>2</mn>
                </msub>
                <mo stretchy="false">∈</mo>
                <mi mathvariant="italic">derivabl</mi>
              </mrow>
              <mi>,</mi>
              <mtext>]</mtext>
              <mi>d</mi>
              <mi>,</mi>
              <mi>t</mi>
              <mtext>[</mtext>
            </mrow>
          </mstyle>
        </mtd>
      </mtr>
      <mtr>
        <mtd>
          <mstyle color="white">
            <mrow>
              <mrow>
                <mrow>
                  <munder>
                    <mi>lim</mi>
                    <mrow>
                      <mi>x</mi>
                      <mo stretchy="false">→</mo>
                      <msup>
                        <mi>d</mi>
                        <mtext>+</mtext>
                      </msup>
                    </mrow>
                  </munder>
                  <mrow>
                    <mrow>
                      <mo fence="true" stretchy="false">(</mo>
                      <mrow>
                        <mrow>
                          <msub>
                            <mi>F</mi>
                            <mi>p</mi>
                          </msub>
                          <mi>,</mi>
                          <msub>
                            <mi>F</mi>
                            <mi>b</mi>
                          </msub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stretchy="false">=</mo>
                <mn>0</mn>
              </mrow>
              <mi>,</mi>
              <mo stretchy="false">∀</mo>
              <mrow>
                <mi>x</mi>
                <mo stretchy="false">∈</mo>
                <mtext>]</mtext>
              </mrow>
              <mi>a</mi>
              <mi>,</mi>
              <mi>b</mi>
              <mtext>[</mtext>
              <msub>
                <mi>F</mi>
                <mi>b</mi>
              </msub>
              <mi>'</mi>
              <mrow>
                <mo fence="true" stretchy="false">(</mo>
                <mrow>
                  <mi>x</mi>
                </mrow>
                <mo fence="true" stretchy="false">)</mo>
              </mrow>
              <mi>≠</mi>
              <mn>0</mn>
              <mi>⇒</mi>
              <mrow>
                <mrow>
                  <munder>
                    <mi>lim</mi>
                    <mrow>
                      <mi>x</mi>
                      <mo stretchy="false">→</mo>
                      <msup>
                        <mi>d</mi>
                        <mtext>+</mtext>
                      </msup>
                    </mrow>
                  </munder>
                  <mfrac>
                    <mrow>
                      <msub>
                        <mi>F</mi>
                        <mi>p</mi>
                      </msub>
                      <mi>'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sub>
                        <mi>F</mi>
                        <mi>b</mi>
                      </msub>
                      <mi>'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stretchy="false">∈</mo>
                <mover accent="true">
                  <mi mathvariant="normal">ℝ</mi>
                  <mo stretchy="false">¯</mo>
                </mover>
              </mrow>
              <mi>⇒</mi>
              <mrow>
                <munder>
                  <mi>lim</mi>
                  <mrow>
                    <mi>x</mi>
                    <mo stretchy="false">→</mo>
                    <msup>
                      <mi>d</mi>
                      <mtext>+</mtext>
                    </msup>
                  </mrow>
                </munder>
                <mrow>
                  <mfrac>
                    <mrow>
                      <msub>
                        <mi>F</mi>
                        <mi>p</mi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sub>
                        <mi>F</mi>
                        <mi>b</mi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  <mo stretchy="false">=</mo>
                  <mrow>
                    <munder>
                      <mi>lim</mi>
                      <mrow>
                        <mi>x</mi>
                        <mi>⇒</mi>
                        <msup>
                          <mi>d</mi>
                          <mtext>+</mtext>
                        </msup>
                      </mrow>
                    </munder>
                    <mfrac>
                      <mrow>
                        <msub>
                          <mi>F</mi>
                          <mi>p</mi>
                        </msub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sub>
                          <mi>F</mi>
                          <mi>b</mi>
                        </msub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</mrow>
              </mrow>
            </mrow>
          </mstyle>
        </mtd>
      </mtr>
    </mtable>
    <annotation encoding="StarMath 5.0">color white {{F_{1},F_{2} in derivabl,"]"d,t"["}}
newline
color white {{lim from{x rightarrow d^{"+"}} {(F_{p},F_{b})(x) } = 0
, forall x in "]"a,b"["F_{b}'(x)≠0 ⇒ lim from{x rightarrow d^{"+"}} {{F_{p}'(x)} over {F_{b}'(x)}} in bar {setR} ⇒ lim from{x rightarrow d^{"+"}} {{F_{p}(x)} over {F_{b}(x)} = lim from{x ⇒ d^{"+"}} {{F_{p}'(x)} over {F_{b}'(x)}}}}}</annotation>
  </semantics>
</math>
</file>

<file path=Object 2/content.xml><?xml version="1.0" encoding="utf-8"?>
<math xmlns="http://www.w3.org/1998/Math/MathML" display="block">
  <semantics>
    <mtable>
      <mtr>
        <mtd>
          <mstyle color="white">
            <mrow>
              <mi>l</mi>
              <mo stretchy="false">∈</mo>
              <mi>F</mi>
            </mrow>
          </mstyle>
        </mtd>
      </mtr>
      <mtr>
        <mtd>
          <mstyle color="white">
            <mrow>
              <mrow>
                <munder>
                  <mi>lim</mi>
                  <mtable>
                    <mtr>
                      <mtd>
                        <mrow>
                          <mi>x</mi>
                          <mi>→</mi>
                          <mi>a</mi>
                        </mrow>
                      </mtd>
                    </mtr>
                    <mtr>
                      <mtd>
                        <mrow>
                          <mi>x</mi>
                          <mi>≠</mi>
                          <mi>a</mi>
                        </mrow>
                      </mtd>
                    </mtr>
                  </mtable>
                </munder>
                <mi>f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l</mi>
              </mrow>
              <mrow>
                <mi mathvariant="normal">:</mi>
                <mo stretchy="false">=</mo>
                <mo stretchy="false">∀</mo>
              </mrow>
              <mrow>
                <mi>ε</mi>
                <mo stretchy="false">∈</mo>
                <msub>
                  <mi mathvariant="normal">ℝ</mi>
                  <mrow>
                    <mtext/>
                    <mo stretchy="false">&gt;</mo>
                    <mn>0</mn>
                  </mrow>
                </msub>
              </mrow>
              <mo stretchy="false">∃</mo>
              <mrow>
                <mi>η</mi>
                <mo stretchy="false">∈</mo>
                <msub>
                  <mi mathvariant="normal">ℝ</mi>
                  <mrow>
                    <mtext/>
                    <mo stretchy="false">&gt;</mo>
                    <mn>0</mn>
                  </mrow>
                </msub>
              </mrow>
              <mo stretchy="false">∀</mo>
              <mrow>
                <mi>x</mi>
                <mo stretchy="false">∈</mo>
                <mi mathvariant="normal">ℝ</mi>
              </mrow>
              <mi mathvariant="normal">:</mi>
              <mrow>
                <mn>0</mn>
                <mo stretchy="false">&lt;</mo>
                <mrow>
                  <mo fence="true" stretchy="false">‖</mo>
                  <mrow>
                    <mrow>
                      <mi>a</mi>
                      <mo stretchy="false">−</mo>
                      <mi>x</mi>
                    </mrow>
                  </mrow>
                  <mo fence="true" stretchy="false">‖</mo>
                </mrow>
                <mo stretchy="false">&lt;</mo>
                <mi>η</mi>
              </mrow>
              <mi>⇒</mi>
              <mrow>
                <mrow>
                  <mo fence="true" stretchy="false">‖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>l</mi>
                      </mrow>
                    </mrow>
                  </mrow>
                  <mo fence="true" stretchy="false">‖</mo>
                </mrow>
                <mo stretchy="false">&lt;</mo>
                <mi>ε</mi>
              </mrow>
            </mrow>
          </mstyle>
        </mtd>
      </mtr>
    </mtable>
    <annotation encoding="StarMath 5.0">color white{l in F}
newline
color white { lim from{matrix{x→a ## x ≠ a}} f(x)=l := forall ε in setR_{""&gt;0} exists η in setR_{""&gt;0} forall x in setR : 0&lt;ldline a-x rdline &lt; η ⇒ ldline f(x)- l rdline &lt; ε}</annotation>
  </semantics>
</math>
</file>

<file path=Object 3/content.xml><?xml version="1.0" encoding="utf-8"?>
<math xmlns="http://www.w3.org/1998/Math/MathML" display="block">
  <semantics>
    <mtable>
      <mtr>
        <mtd>
          <mstyle color="white">
            <mrow>
              <mi>l</mi>
              <mo stretchy="false">∈</mo>
              <mi>F</mi>
            </mrow>
          </mstyle>
        </mtd>
      </mtr>
      <mtr>
        <mtd>
          <mstyle color="white">
            <mrow>
              <mrow>
                <munder>
                  <mi>lim</mi>
                  <mtable>
                    <mtr>
                      <mtd>
                        <mrow>
                          <mi>x</mi>
                          <mi>→</mi>
                          <mi>a</mi>
                        </mrow>
                      </mtd>
                    </mtr>
                    <mtr>
                      <mtd>
                        <mrow>
                          <mo stretchy="false">∃</mo>
                          <mrow>
                            <mi>x</mi>
                            <mo stretchy="false">=</mo>
                            <mi>a</mi>
                          </mrow>
                        </mrow>
                      </mtd>
                    </mtr>
                  </mtable>
                </munder>
                <mi>f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l</mi>
              </mrow>
              <mrow>
                <mi mathvariant="normal">:</mi>
                <mo stretchy="false">=</mo>
                <mo stretchy="false">∀</mo>
              </mrow>
              <mrow>
                <mi>ε</mi>
                <mo stretchy="false">∈</mo>
                <msub>
                  <mi mathvariant="normal">ℝ</mi>
                  <mrow>
                    <mtext/>
                    <mi>≥</mi>
                    <mn>0</mn>
                  </mrow>
                </msub>
              </mrow>
              <mo stretchy="false">∃</mo>
              <mrow>
                <mi>η</mi>
                <mo stretchy="false">∈</mo>
                <msub>
                  <mi mathvariant="normal">ℝ</mi>
                  <mrow>
                    <mtext/>
                    <mi>≥</mi>
                    <mn>0</mn>
                  </mrow>
                </msub>
              </mrow>
              <mo stretchy="false">∀</mo>
              <mrow>
                <mi>x</mi>
                <mo stretchy="false">∈</mo>
                <mi mathvariant="normal">ℝ</mi>
              </mrow>
              <mi mathvariant="normal">:</mi>
              <mrow>
                <mo fence="true" stretchy="false">‖</mo>
                <mrow>
                  <mrow>
                    <mi>a</mi>
                    <mo stretchy="false">−</mo>
                    <mi>x</mi>
                  </mrow>
                </mrow>
                <mo fence="true" stretchy="false">‖</mo>
              </mrow>
              <mi>≤</mi>
              <mi>η</mi>
              <mi>⇒</mi>
              <mrow>
                <mo fence="true" stretchy="false">‖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>l</mi>
                    </mrow>
                  </mrow>
                </mrow>
                <mo fence="true" stretchy="false">‖</mo>
              </mrow>
              <mi>≤</mi>
              <mi>ε</mi>
            </mrow>
          </mstyle>
        </mtd>
      </mtr>
    </mtable>
    <annotation encoding="StarMath 5.0">color white{l in F}
newline
color white { lim from{matrix{x→a ## exists x = a}} f(x)=l := forall ε in setR_{""≥0} exists η in setR_{""≥0} forall x in setR : ldline a-x rdline ≤ η ⇒ ldline f(x)- l rdline ≤ ε}</annotation>
  </semantics>
</math>
</file>

<file path=Object 4/content.xml><?xml version="1.0" encoding="utf-8"?>
<math xmlns="http://www.w3.org/1998/Math/MathML" display="block">
  <semantics>
    <mtable>
      <mtr>
        <mtd>
          <mstyle color="white">
            <mrow>
              <munder>
                <mtext>imlim</mtext>
                <mrow>
                  <mi>x</mi>
                  <mi>→</mi>
                  <mi>∞</mi>
                </mrow>
              </munder>
              <mi>f</mi>
              <mrow>
                <mi mathvariant="normal">:</mi>
                <mo stretchy="false">=</mo>
                <mrow>
                  <munder>
                    <mi>lim</mi>
                    <mrow>
                      <mi>x</mi>
                      <mi>→</mi>
                      <mi>∞</mi>
                    </mrow>
                  </munder>
                  <mtext>{</mtext>
                </mrow>
              </mrow>
              <mrow>
                <mi>y</mi>
                <mo stretchy="false">∈</mo>
                <mi>F</mi>
              </mrow>
              <mi>;</mi>
              <mo stretchy="false">∃</mo>
              <mrow>
                <mi>z</mi>
                <mo stretchy="false">∈</mo>
                <mi>F</mi>
              </mrow>
              <mi>;</mi>
              <mrow>
                <mo fence="true" stretchy="false">(</mo>
                <mrow>
                  <mrow>
                    <mrow>
                      <mrow>
                        <mo fence="true" stretchy="false">‖</mo>
                        <mrow>
                          <mi>z</mi>
                        </mrow>
                        <mo fence="true" stretchy="false">‖</mo>
                      </mrow>
                      <mo stretchy="false">&gt;</mo>
                      <mrow>
                        <mo fence="true" stretchy="false">‖</mo>
                        <mrow>
                          <mi>x</mi>
                        </mrow>
                        <mo fence="true" stretchy="false">‖</mo>
                      </mrow>
                    </mrow>
                    <mi>,</mi>
                    <mi>f</mi>
                    <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  <mo stretchy="false">=</mo>
                      <mi>y</mi>
                    </mrow>
                  </mrow>
                </mrow>
                <mo fence="true" stretchy="false">)</mo>
              </mrow>
              <mtext>}</mtext>
            </mrow>
          </mstyle>
        </mtd>
      </mtr>
      <mtr>
        <mtd>
          <mstyle color="white">
            <mrow>
              <munder>
                <mtext>imlim</mtext>
                <mrow>
                  <mi>x</mi>
                  <mi>→</mi>
                  <mi>∞</mi>
                </mrow>
              </munder>
              <mi>f</mi>
              <mrow>
                <mi mathvariant="normal">:</mi>
                <mo stretchy="false">=</mo>
                <mrow>
                  <munder>
                    <mi>lim</mi>
                    <mrow>
                      <mi>x</mi>
                      <mi>→</mi>
                      <mi>∞</mi>
                    </mrow>
                  </munder>
                  <mi>f</mi>
                </mrow>
              </mrow>
              <mrow>
                <mo fence="true" stretchy="false">(</mo>
                <mrow>
                  <mrow>
                    <mtext>[</mtext>
                    <mi>x</mi>
                    <mi mathvariant="normal">:</mi>
                    <mi>∞</mi>
                    <mtext>[</mtext>
                  </mrow>
                </mrow>
                <mo fence="true" stretchy="false">)</mo>
              </mrow>
            </mrow>
          </mstyle>
        </mtd>
      </mtr>
    </mtable>
    <annotation encoding="StarMath 5.0">color white{"imlim" csub{x→∞} f := lim from{x→∞} "{"y in F ; exists z in F ; (ldline z rdline &gt; ldline x rdline , f(z)=y)"}"}
newline
color white{"imlim" csub{x→∞} f := lim from{x→∞} f("["x:∞"[")}</annotation>
  </semantics>
</math>
</file>

<file path=Object 6/content.xml><?xml version="1.0" encoding="utf-8"?>
<math xmlns="http://www.w3.org/1998/Math/MathML" display="block">
  <semantics>
    <mstyle color="white">
      <mrow>
        <mtext>⫕</mtext>
        <mi>E</mi>
        <mi>,</mi>
        <msub>
          <mrow>
            <mo fence="true" stretchy="false">‖</mo>
            <mrow>
              <mtext/>
            </mrow>
            <mo fence="true" stretchy="false">‖</mo>
          </mrow>
          <mi>E</mi>
        </msub>
        <mtext>⫖</mtext>
        <mi>,</mi>
        <mtext>⫕</mtext>
        <mi>F</mi>
        <mi>,</mi>
        <msub>
          <mrow>
            <mo fence="true" stretchy="false">‖</mo>
            <mrow>
              <mtext/>
            </mrow>
            <mo fence="true" stretchy="false">‖</mo>
          </mrow>
          <mi>F</mi>
        </msub>
        <mrow>
          <mtext>⫖</mtext>
          <mo stretchy="false">∈</mo>
          <mtext>Gspas nDrme</mtext>
        </mrow>
        <mi>,</mi>
        <mi>f</mi>
        <mi mathvariant="normal">:</mi>
        <mi>E</mi>
        <mi>→</mi>
        <mi>F</mi>
      </mrow>
    </mstyle>
    <annotation encoding="StarMath 5.0">color white{"⫕"E,ldline "" rdline_E"⫖","⫕"F,ldline "" rdline_F"⫖" in "Gspas nDrme",f:E→F}</annotation>
  </semantics>
</math>
</file>